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af3" officeooo:paragraph-rsid="0018daf3"/>
    </style:style>
    <style:style style:name="P2" style:family="paragraph" style:parent-style-name="Standard">
      <style:text-properties officeooo:rsid="0018e371" officeooo:paragraph-rsid="0018e371"/>
    </style:style>
    <style:style style:name="P3" style:family="paragraph" style:parent-style-name="Standard">
      <style:text-properties officeooo:rsid="001a55a4" officeooo:paragraph-rsid="001a55a4"/>
    </style:style>
    <style:style style:name="P4" style:family="paragraph" style:parent-style-name="Standard">
      <style:text-properties officeooo:rsid="001a863a" officeooo:paragraph-rsid="001a863a"/>
    </style:style>
    <style:style style:name="P5" style:family="paragraph" style:parent-style-name="Standard">
      <style:text-properties fo:font-weight="bold" officeooo:rsid="001a863a" officeooo:paragraph-rsid="001a863a" style:font-weight-asian="bold" style:font-weight-complex="bold"/>
    </style:style>
    <style:style style:name="P6" style:family="paragraph" style:parent-style-name="Standard">
      <style:text-properties fo:font-weight="bold" officeooo:rsid="001a863a" officeooo:paragraph-rsid="001b9586" style:font-weight-asian="bold" style:font-weight-complex="bold"/>
    </style:style>
    <style:style style:name="P7" style:family="paragraph" style:parent-style-name="Standard">
      <style:text-properties fo:font-weight="bold" officeooo:rsid="001b9586" officeooo:paragraph-rsid="001b9586" style:font-weight-asian="bold" style:font-weight-complex="bold"/>
    </style:style>
    <style:style style:name="P8" style:family="paragraph" style:parent-style-name="Standard">
      <style:text-properties officeooo:rsid="001b9586" officeooo:paragraph-rsid="001b9586"/>
    </style:style>
    <style:style style:name="P9" style:family="paragraph" style:parent-style-name="Standard">
      <style:text-properties officeooo:paragraph-rsid="001b9586"/>
    </style:style>
    <style:style style:name="P10" style:family="paragraph" style:parent-style-name="Standard">
      <style:text-properties fo:font-style="normal" fo:font-weight="bold" officeooo:rsid="001b9586" officeooo:paragraph-rsid="001b9586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b9586" officeooo:paragraph-rsid="001d0968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d0968" officeooo:paragraph-rsid="001d0968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normal" officeooo:rsid="001d0968" officeooo:paragraph-rsid="001d096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rsid="001d0968" officeooo:paragraph-rsid="001d0968"/>
    </style:style>
    <style:style style:name="P15" style:family="paragraph" style:parent-style-name="Standard">
      <style:paragraph-properties fo:break-before="page"/>
      <style:text-properties fo:font-style="normal" fo:font-weight="bold" officeooo:rsid="001d0968" officeooo:paragraph-rsid="001d0968" style:font-style-asian="normal" style:font-weight-asian="bold" style:font-style-complex="normal" style:font-weight-complex="bold"/>
    </style:style>
    <style:style style:name="T1" style:family="text">
      <style:text-properties officeooo:rsid="001a863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9586" style:font-weight-asian="normal" style:font-weight-complex="normal"/>
    </style:style>
    <style:style style:name="T4" style:family="text">
      <style:text-properties fo:font-weight="normal" officeooo:rsid="001a863a" style:font-weight-asian="normal" style:font-weight-complex="normal"/>
    </style:style>
    <style:style style:name="T5" style:family="text">
      <style:text-properties fo:font-weight="normal" officeooo:rsid="001d0968" style:font-weight-asian="normal" style:font-weight-complex="normal"/>
    </style:style>
    <style:style style:name="T6" style:family="text">
      <style:text-properties officeooo:rsid="001b958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efac8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b9586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d0968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bold" officeooo:rsid="001b9586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d0968" style:font-style-asian="normal" style:font-weight-asian="bold" style:font-style-complex="normal" style:font-weight-complex="bold"/>
    </style:style>
    <style:style style:name="T14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im Samson</text:p>
      <text:p text:style-name="P2">CSCE <text:span text:style-name="T1">351 </text:span>Automata, Algorithms, and Complexity</text:p>
      <text:p text:style-name="P2">Assignment 3</text:p>
      <text:p text:style-name="P2"/>
      <text:p text:style-name="P8">If you want to try this out yourself, check out the README file provided with the package. It provides instructions to use the shell scripts and makefiles for this homework.</text:p>
      <text:p text:style-name="P8"/>
      <text:p text:style-name="P14">All these algorithms were computed on a virtual machine running Ubuntu 18.04 Bionic Beaver with 2 virtual processors (9<text:span text:style-name="T14">th</text:span> Generation Intel Core i7-9750H) with 8 GB of DDR4 RAM. </text:p>
      <text:p text:style-name="P2"/>
      <text:p text:style-name="P3">I’ve tried different scenarios for each <text:span text:style-name="T1">algorithm with different average to worst-case scenarios.</text:span></text:p>
      <text:p text:style-name="P4">I haven’t been able to implement an API to make C to JSON, to save time and performance. However, I’ll gather data and try to make an average to how fast my computer used the algorithms.</text:p>
      <text:p text:style-name="P4"/>
      <text:p text:style-name="P9"><text:span text:style-name="T6">I’ve used the naiveSearch.sh, rabinSearch.sh, and knuthSearch.sh to compute the average time of the “average” and “worst” case scenarios. <text:s/></text:span></text:p>
      <text:p text:style-name="P4"/>
      <text:p text:style-name="P5">Naive Multi-Occurrence String Search:</text:p>
      <text:p text:style-name="P5"><text:span text:style-name="T2">Best Case:</text:span></text:p>
      <text:p text:style-name="P6"><text:span text:style-name="T2">- Searching through the whole “Bee Movie” </text:span><text:span text:style-name="T3">s</text:span><text:span text:style-name="T2">cript </text:span><text:span text:style-name="T3">to find the pattern “bee”:</text:span></text:p>
      <text:p text:style-name="P6"><text:span text:style-name="T2"><text:tab/>The average case to </text:span><text:span text:style-name="T3">find the word “bee” multiple times is (75+76+84+75+78+75+75)/7 or <text:tab/></text:span><text:span text:style-name="T10">76.86 microseconds.</text:span></text:p>
      <text:p text:style-name="P7"><text:span text:style-name="T2">Worst Case:</text:span></text:p>
      <text:p text:style-name="P7"><text:span text:style-name="T2">- Searching through a randomly generated string </text:span><text:span text:style-name="T5">(1,000,000 characters)</text:span><text:span text:style-name="T2"> to find the pattern “bee”:</text:span></text:p>
      <text:p text:style-name="P7"><text:span text:style-name="T2"><text:tab/></text:span><text:span text:style-name="T4">The average case to </text:span><text:span text:style-name="T2">find the word “bee” multiple times is <text:tab/>(1859+2143+1844+1847+1948+1860+1814)/7 or </text:span><text:span text:style-name="T9">1902.14 microseconds</text:span><text:span text:style-name="T2">.</text:span></text:p>
      <text:p text:style-name="P7"><text:span text:style-name="T2"/></text:p>
      <text:p text:style-name="P10">Rabin-Karp Multi-Occurence String Search:</text:p>
      <text:p text:style-name="P10"><text:span text:style-name="T2">Best Case:</text:span></text:p>
      <text:p text:style-name="P10"><text:span text:style-name="T2">- </text:span><text:span text:style-name="T4">Searching through the whole “Bee Movie” </text:span><text:span text:style-name="T2">s</text:span><text:span text:style-name="T4">cript </text:span><text:span text:style-name="T2">to find the pattern “bee”:</text:span></text:p>
      <text:p text:style-name="P10"><text:span text:style-name="T2"><text:tab/></text:span><text:span text:style-name="T4">The average case to </text:span><text:span text:style-name="T2">find the word “bee” multiple times is (</text:span><text:span text:style-name="T5">119+119+120+184+120+142+119)/7 <text:tab/>or </text:span><text:span text:style-name="T11">131.86 microseconds.</text:span></text:p>
      <text:p text:style-name="P7"><text:span text:style-name="T2">Worst Case:</text:span></text:p>
      <text:p text:style-name="P11"><text:span text:style-name="T2">- Searching through a randomly generated string </text:span><text:span text:style-name="T5">(1,000,000 characters) </text:span><text:span text:style-name="T2">to find the pattern “bee”:</text:span></text:p>
      <text:p text:style-name="P11"><text:span text:style-name="T2"><text:tab/></text:span><text:span text:style-name="T4">The average case to </text:span><text:span text:style-name="T2">find the word “bee” multiple times is <text:tab/>(</text:span><text:span text:style-name="T5">1967+2376+1839+1808+2128+1968+2037)/7 or </text:span><text:span text:style-name="T11">2017.57 microseconds.</text:span></text:p>
      <text:p text:style-name="P10"><text:span text:style-name="T2"/></text:p>
      <text:p text:style-name="P9"><text:span text:style-name="T13">Knuth-Morris-Pratt</text:span><text:span text:style-name="T12"> Multi-Occurence String Search:</text:span></text:p>
      <text:p text:style-name="P10"><text:span text:style-name="T2">Best Case:</text:span></text:p>
      <text:p text:style-name="P10"><text:span text:style-name="T2">- </text:span><text:span text:style-name="T4">Searching through the whole “Bee Movie” </text:span><text:span text:style-name="T2">s</text:span><text:span text:style-name="T4">cript </text:span><text:span text:style-name="T2">to find the pattern “bee”:</text:span></text:p>
      <text:p text:style-name="P11"><text:span text:style-name="T2"><text:tab/></text:span><text:span text:style-name="T4">The average case to </text:span><text:span text:style-name="T2">find the word “bee” multiple times is (</text:span><text:span text:style-name="T5">133+86+87+86+87+87+91)/7 </text:span></text:p>
      <text:p text:style-name="P11"><text:span text:style-name="T5"><text:tab/>or </text:span><text:span text:style-name="T11">93.86 microseconds.</text:span></text:p>
      <text:p text:style-name="P7"><text:span text:style-name="T2">Worst Case:</text:span></text:p>
      <text:p text:style-name="P11"><text:span text:style-name="T2">- Searching through a randomly generated string </text:span><text:span text:style-name="T5">(1,000,000 characters) </text:span><text:span text:style-name="T2">to find the pattern “bee”:</text:span></text:p>
      <text:p text:style-name="P11"><text:span text:style-name="T2"><text:tab/></text:span><text:span text:style-name="T4">The average case to </text:span><text:span text:style-name="T2">find the word “bee” multiple times is <text:tab/>(</text:span><text:span text:style-name="T5">2392+1835+1874+1781+2106+1854+1896)/7 or </text:span><text:span text:style-name="T11">1962.57 microseconds.</text:span></text:p>
      <text:p text:style-name="P11"><text:span text:style-name="T11"/></text:p>
      <text:p text:style-name="P12"><text:span text:style-name="T7"/></text:p>
      <text:p text:style-name="P15"><text:span text:style-name="T7">Summary</text:span></text:p>
      <text:p text:style-name="P13"><text:span text:style-name="T7">Looking at the average cases, the best method that I see is probably the naive string search method. I’m guessing that because of my optimization, running programs, running in a virtual machine, probably adds the cost of how fast the computer can compute the algorithm. </text:span><text:span text:style-name="T8">But because of how much error the average human can make, the algorithms must have some cost of error with the implementation of Rabin-Karp and Knuth-Morris-Pratt algorithms. So, I conclude, if there were more strings to search, such as the searching the pattern “aaaaaaaaaaaaa” in a huge text “[a]*”, Rabin-Karp and Knuth-Morris-Pratt would show the efficiency of each algorith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5T17:55:41.126204132</meta:creation-date>
    <dc:date>2020-04-25T20:27:16.179738619</dc:date>
    <meta:editing-duration>PT3M13S</meta:editing-duration>
    <meta:editing-cycles>1</meta:editing-cycles>
    <meta:document-statistic meta:table-count="0" meta:image-count="0" meta:object-count="0" meta:page-count="2" meta:paragraph-count="32" meta:word-count="437" meta:character-count="2901" meta:non-whitespace-character-count="2480"/>
    <meta:generator>LibreOffice/6.4.3.2$Linux_X86_64 LibreOffice_project/85aa6f776c6af63185291a519637a4f7af4e8a3b</meta:generator>
  </office:meta>
</office:document-meta>
</file>